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LID principles of OOD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Single responsibility</text:p>
            <text:p>Open-closed</text:p>
            <text:p>Liskov substitution</text:p>
            <text:p>Interface segregation</text:p>
            <text:p>Dependency inver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gle responsibility princi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roduced by Robert C. Martin (Uncle Bob):</text:p>
              </text:list-item>
              <text:list-item>
                <text:p>“A class should have one, and only one, reason to change.”</text:p>
              </text:list-item>
              <text:list-item>
                <text:p>In other words: “Every class should have responsibility over a single part of the functionality provided by the software” - Wikipedia</text:p>
              </text:list-item>
              <text:list-item>
                <text:p>Based on the principle of cohesion in software</text:p>
              </text:list-item>
              <text:list-item>
                <text:p>Cohesion is the level of focus of the functionality of the code within a module, i.e. how well related each piece of functionality is to each other piece, ergo:</text:p>
              </text:list-item>
              <text:list-item>
                <text:p>High cohesion means that the module's functions are all well focussed towards what the module should be doing</text:p>
              </text:list-item>
              <text:list-item>
                <text:p>Low cohesion means that the module is doing all sorts of things which are unrelated to the main functionality of the modu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 single reason to ch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class may have unwittingly have multiple reasons to change</text:p>
              </text:list-item>
              <text:list-item>
                <text:p>If your class has multiple reasons to change, then it may be worthwhile splitting it into multiple classes</text:p>
              </text:list-item>
              <text:list-item>
                <text:p>Like all principles, patterns etc., slavish adherence to them will send you insane as you never get to production whilst trying to reach <text:s/>good design Zen enlighte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single reason to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is bit always confuses me</text:p>
              </text:list-item>
              <text:list-item>
                <text:p>Does a single reason to change means that I can't make different changes for different requests?</text:p>
              </text:list-item>
              <text:list-item>
                <text:p>What about bug-fixes? Is this one reason, or is each bug-fix its own reason?</text:p>
              </text:list-item>
              <text:list-item>
                <text:p>What about adding two absolutely necessary features?</text:p>
              </text:list-item>
              <text:list-item>
                <text:p>I always overcomplicate things when trying to understand abstract defini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 what is i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ull back and try not to delve into the minutiae of the code or its functionality</text:p>
              </text:list-item>
              <text:list-item>
                <text:p>If it helps, think of the actors making use of the module</text:p>
              </text:list-item>
              <text:list-item>
                <text:p>Actors are likely to ask for change</text:p>
              </text:list-item>
              <text:list-item>
                <text:p>Therefore more than one actor may point towards one reason for ch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or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statistics module:</text:p>
                <text:list>
                  <text:list-item>
                    <text:p>Tracks clicks on a website</text:p>
                  </text:list-item>
                  <text:list-item>
                    <text:p>Provides reports about clicks</text:p>
                  </text:list-item>
                </text:list>
              </text:list-item>
              <text:list-item>
                <text:p>Website visitors click, therefore the module tracks this type of actor</text:p>
              </text:list-item>
              <text:list-item>
                <text:p>Website bosses view click reports, therefore this module also provides functionality for this ac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or overl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t's all good and well thinking about this, but in reality there is a lot of overlap between actors</text:p>
              </text:list-item>
              <text:list-item>
                <text:p>If we wish to introduce reports for website visitors, then why does this necessarily require a separate module to the admin stats reports?</text:p>
              </text:list-item>
              <text:list-item>
                <text:p>Another way to look at a reason for change is to analyse the Axes of Ch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xes of Ch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f we wish to add a new metric to log in the stats, then for us to gain any value we will need a corresponding addition in the reports</text:p>
              </text:list-item>
              <text:list-item>
                <text:p>The addition of logging click dates can be thought of as one axis of change, whilst the reporting of these click dates can be thought of a second axis of change.</text:p>
              </text:list-item>
              <text:list-item>
                <text:p>From Uncle Bob:</text:p>
              </text:list-item>
              <text:list-item>
                <text:p><text:span text:style-name="T1">“</text:span><text:span text:style-name="T1">Why was it important to separate these two responsibilities into separate classes? Because each responsibility is an axis of change. When the requirements change, that change will be manifest through a change in responsibility amongst the classes. If a class assumes more than one responsibility, then there will be more than one reason for it to change.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've run out of tim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17:52:21.846000000</meta:creation-date>
    <dc:date>2015-06-17T19:28:44.712000000</dc:date>
    <meta:editing-duration>PT1H33M48S</meta:editing-duration>
    <meta:editing-cycles>19</meta:editing-cycles>
    <meta:generator>LibreOffice/4.2.4.2$Windows_x86 LibreOffice_project/63150712c6d317d27ce2db16eb94c2f3d7b699f8</meta:generator>
    <meta:document-statistic meta:object-count="57"/>
  </office:meta>
</office:document-meta>
</file>